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89231" officeooo:paragraph-rsid="000c1a4c" style:font-size-asian="48pt" style:font-size-complex="4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ción1" text:protected="true">
        <text:section-source xlink:href="../modelo%20entidad%20relacion.odt"/>
        <text:p text:style-name="Text_20_body"/>
      </text:section>
      <text:p text:style-name="P1">Software en Nodej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3:25:48.824908669</meta:creation-date>
    <dc:date>2025-03-14T16:07:22.251992960</dc:date>
    <meta:editing-duration>PT2H41M3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18" meta:non-whitespace-character-count="16"/>
  </office:meta>
</office:document-meta>
</file>